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Chapitre 2 : Planification de projets</text:p>
      <text:p text:style-name="Standard"/>
      <text:p text:style-name="Standard"><text:tab/>Intro :</text:p>
      <text:p text:style-name="Standard">On appelle projet l'ensemble des actions à entreprendre afin de répondre à un besoin défini dans des délais fixés.</text:p>
      <text:p text:style-name="Standard"/>
      <text:p text:style-name="Standard">Un projet est une action temporaire avec un début et une fin, qui mobilise des ressources identifiées (humaines, matérielles et financières).</text:p>
      <text:p text:style-name="Standard"/>
      <text:p text:style-name="Standard">Durant sa réalisation, un projet possède un coût et fait donc l'objet d'une budgétisation de moyens et d'un bilan indépendant de celui de l'entreprise.</text:p>
      <text:p text:style-name="Standard"/>
      <text:p text:style-name="Standard"><text:tab/>I les techniques d'ordonnancement des taches</text:p>
      <text:p text:style-name="Standard">Tout système qui permet de résoudre le problème d'organisation d'un projet est une méthode d'ordonnance.</text:p>
      <text:p text:style-name="Standard"/>
      <text:p text:style-name="Standard">La méthode MPM (méthode des potentiels METRA) est une méthode d'ordonnancement d'origine française. Cette méthode comporte trois phases principales :</text:p>
      <text:list xml:id="list4081764058846666795" text:style-name="L1">
        <text:list-item>
          <text:p text:style-name="P1">Construction d'un graphe représentant le programme envisagé</text:p>
        </text:list-item>
        <text:list-item>
          <text:p text:style-name="P1">Recherche du ou des chemins critiques</text:p>
        </text:list-item>
        <text:list-item>
          <text:p text:style-name="P1">Évaluation et interprétation des marges</text:p>
        </text:list-item>
      </text:list>
      <text:p text:style-name="Standard"/>
      <text:p text:style-name="Standard"><text:tab/><text:tab/>1,1 La méthode MPM</text:p>
      <text:p text:style-name="Standard">Méthode d'ordonnancement de taches.</text:p>
      <text:p text:style-name="Standard"><text:tab/><text:tab/><text:tab/></text:p>
      <text:p text:style-name="Standard"><text:tab/><text:tab/><text:tab/>1,1,1 Principe :</text:p>
      <text:list xml:id="list1518067706436922450" text:style-name="L2">
        <text:list-item>
          <text:p text:style-name="P2">Les taches sont représentées par des boites et les contraintes de succession par des flèches.</text:p>
        </text:list-item>
        <text:list-item>
          <text:p text:style-name="P2">Chaque tache est renseignée par la date à laquelle elle peut commencer (date au plus tôt ) et celle à laquelle elle doit débuter au plus tard (date au plus tard).</text:p>
        </text:list-item>
        <text:list-item>
          <text:p text:style-name="P2">A chaque boite est associée une valeur numérique, qui représente soit une durée d'opération, soit un délai.</text:p>
        </text:list-item>
      </text:list>
      <text:p text:style-name="Standard"/>
      <text:p text:style-name="Standard"><text:tab/>Remarques :</text:p>
      <text:p text:style-name="Standard">On initialise le sommet DEBUT avec une date au plus tôt = 0.</text:p>
      <text:p text:style-name="Standard">La date de début au plus tôt d'une tâche est obtenue en cumulant la durée des tâches qui la précèdent sur la séquence la plus longue.</text:p>
      <text:p text:style-name="Standard"/>
      <text:p text:style-name="Standard">Les dates de début au plus tard : dates à laquelle doivent être exécutées les tâches sans remettre en cause la durée optimale de fin du projet.</text:p>
      <text:p text:style-name="Standard">On initialise à l'étape terminale, le dernier sommet par la date au plus tard = date de début au plus tôt.</text:p>
      <text:p text:style-name="Standard"/>
      <text:p text:style-name="Standard">On peut alors déterminer le chemin critique :</text:p>
      <text:p text:style-name="Standard">succession de tâches sur le chemin le plus long au sens des durées.</text:p>
      <text:p text:style-name="Standard">Pour toutes les tâches du chemin critique, les dates au plus tôt et au plus tard coïncident.</text:p>
      <text:p text:style-name="Standard">Chemin critique : B, D, E.</text:p>
      <text:p text:style-name="Standard"/>
      <text:p text:style-name="Standard"><text:tab/>II Le diagramme de Gantt</text:p>
      <text:p text:style-name="Standard">Il permet de visualiser sur un planning les différentes tâches :</text:p>
      <text:list xml:id="list4172208276685280386" text:style-name="L3">
        <text:list-item>
          <text:p text:style-name="P3">En ligne, on indique le nom des tâches</text:p>
        </text:list-item>
        <text:list-item>
          <text:p text:style-name="P3">En colonne, on fait figurer le temps</text:p>
        </text:list-item>
        <text:list-item>
          <text:p text:style-name="P3">La durée des tâches est représentée par un segment.</text:p>
        </text:list-item>
      </text:list>
      <text:p text:style-name="Standard"><text:soft-page-break/><text:tab/>III La méthode PERT (Program Evaluation and Research Task)</text:p>
      <text:p text:style-name="Standard">Dans un graphe PERT : </text:p>
      <text:p text:style-name="Standard">Chaque tache est représentée par un arc auquel on associe un chiffre entre parenthèse qui représente la durée de la tache.</text:p>
      <text:p text:style-name="Standard">Entre les arcs figurent des cercles appelées « sommets » ou « évenement » qui marquent l'aboutissement d'une ou plusieurs taches.</text:p>
      <text:p text:style-name="Standard">Ces cercles sont numérotés afin de suivre l'ordre de succession des divers évènements.</text:p>
      <text:p text:style-name="Standard"/>
      <text:p text:style-name="Standard">Pour construire un graphe PERT on utilise la méthode des niveaux.</text:p>
      <text:p text:style-name="Standard"/>
      <text:p text:style-name="Standard">On détermine les taches sans antécédents, qui constituent le niveau 1.</text:p>
      <text:p text:style-name="Standard">On identifie ensuite les taches dont les antécédents sont exclusivement du niveau 1. Ces taches constituent le niveau 2, et ainsi de suite...</text:p>
      <text:p text:style-name="Standard"/>
      <text:p text:style-name="Standard"><text:tab/><text:tab/>1,1,2 La marge totale</text:p>
      <text:p text:style-name="Standard">La marge totale sur une tache est le retard que l'on peut prendre dans la réalisation de cette tache sans retarder l'ensemble du projet.</text:p>
      <text:p text:style-name="Standard">Elle est obtenue en faisant pour chaque tache, la différence entre la date au plus tard et la date au plus tô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1T13:39:06.16</meta:creation-date>
    <dc:date>2013-10-08T14:42:52.55</dc:date>
    <meta:editing-duration>PT2H51M18S</meta:editing-duration>
    <meta:editing-cycles>3</meta:editing-cycles>
    <meta:generator>OpenOffice/4.0.0$Win32 OpenOffice.org_project/400m3$Build-9702</meta:generator>
    <meta:document-statistic meta:table-count="0" meta:image-count="0" meta:object-count="0" meta:page-count="2" meta:paragraph-count="43" meta:word-count="551" meta:character-count="3196"/>
  </office:meta>
</office:document-meta>
</file>